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utersDocMaker.getDate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utersDocMaker.setConfig( 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utersDocMaker.numUnique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tersDocMaker.reset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utersDocMaker.getNextDoc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